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officeooo:rsid="0013c727" officeooo:paragraph-rsid="0013c727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13c727" officeooo:paragraph-rsid="0013c727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2f7a58" officeooo:paragraph-rsid="002f7a58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fo:font-size="12pt" officeooo:rsid="00af2d72" officeooo:paragraph-rsid="00af2d72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officeooo:rsid="00bd584f" officeooo:paragraph-rsid="00bd584f" style:font-size-asian="12pt" style:font-size-complex="12pt"/>
    </style:style>
    <style:style style:name="P6" style:family="paragraph" style:parent-style-name="Preformatted_20_Text">
      <style:paragraph-properties fo:text-align="start" style:justify-single-word="false"/>
      <style:text-properties fo:font-size="12pt" officeooo:rsid="00be0f5c" officeooo:paragraph-rsid="00be0f5c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13c727" officeooo:paragraph-rsid="0013c727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2e69e6" officeooo:paragraph-rsid="002e69e6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c65c57" officeooo:paragraph-rsid="00c65c57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13c727" officeooo:paragraph-rsid="0013c727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1eee2d" officeooo:paragraph-rsid="001eee2d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font-size="12pt" officeooo:rsid="0013c727" officeooo:paragraph-rsid="0013c727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fo:font-size="12pt" officeooo:rsid="0013c727" officeooo:paragraph-rsid="00e6d4fa" style:font-size-asian="12pt" style:font-size-complex="12pt"/>
    </style:style>
    <style:style style:name="P14" style:family="paragraph" style:parent-style-name="Preformatted_20_Text">
      <style:paragraph-properties fo:text-align="start" style:justify-single-word="false"/>
      <style:text-properties fo:font-size="12pt" style:text-underline-style="none" officeooo:rsid="0013c727" officeooo:paragraph-rsid="0013c727" style:font-size-asian="12pt" style:font-size-complex="12pt"/>
    </style:style>
    <style:style style:name="T1" style:family="text">
      <style:text-properties officeooo:rsid="003e9b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0f8bf"/>
    </style:style>
    <style:style style:name="T4" style:family="text">
      <style:text-properties officeooo:rsid="00b458a9"/>
    </style:style>
    <style:style style:name="T5" style:family="text">
      <style:text-properties officeooo:rsid="00bcb822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c6b2cf"/>
    </style:style>
    <style:style style:name="T8" style:family="text">
      <style:text-properties style:text-underline-style="none" officeooo:rsid="00c9999f"/>
    </style:style>
    <style:style style:name="T9" style:family="text">
      <style:text-properties style:text-underline-style="none" officeooo:rsid="00cb7a2c"/>
    </style:style>
    <style:style style:name="T10" style:family="text">
      <style:text-properties style:text-underline-style="none" officeooo:rsid="00e07755"/>
    </style:style>
    <style:style style:name="T11" style:family="text">
      <style:text-properties style:text-underline-style="none" officeooo:rsid="00e11d51"/>
    </style:style>
    <style:style style:name="T12" style:family="text">
      <style:text-properties style:text-underline-style="none" officeooo:rsid="00e287d1"/>
    </style:style>
    <style:style style:name="T13" style:family="text">
      <style:text-properties style:text-underline-style="none" officeooo:rsid="00f26764"/>
    </style:style>
    <style:style style:name="T14" style:family="text">
      <style:text-properties style:text-underline-style="none" officeooo:rsid="00f8a5fb"/>
    </style:style>
    <style:style style:name="T15" style:family="text">
      <style:text-properties style:text-underline-style="none" officeooo:rsid="00fa5641"/>
    </style:style>
    <style:style style:name="T16" style:family="text">
      <style:text-properties officeooo:rsid="00ce4d79"/>
    </style:style>
    <style:style style:name="T17" style:family="text">
      <style:text-properties officeooo:rsid="00e6d4fa"/>
    </style:style>
    <style:style style:name="T18" style:family="text">
      <style:text-properties officeooo:rsid="00e7219a"/>
    </style:style>
    <style:style style:name="T19" style:family="text">
      <style:text-properties officeooo:rsid="00eac795"/>
    </style:style>
    <style:style style:name="T20" style:family="text">
      <style:text-properties officeooo:rsid="00ed9461"/>
    </style:style>
    <style:style style:name="T21" style:family="text">
      <style:text-properties officeooo:rsid="00ef2c74"/>
    </style:style>
    <style:style style:name="T22" style:family="text">
      <style:text-properties officeooo:rsid="00f14d18"/>
    </style:style>
    <style:style style:name="T23" style:family="text">
      <style:text-properties officeooo:rsid="00f26764"/>
    </style:style>
    <style:style style:name="T24" style:family="text">
      <style:text-properties officeooo:rsid="00f62101"/>
    </style:style>
    <style:style style:name="T25" style:family="text">
      <style:text-properties officeooo:rsid="00f63d6b"/>
    </style:style>
    <style:style style:name="T26" style:family="text">
      <style:text-properties officeooo:rsid="00f82a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1</text:p>
      <text:p text:style-name="P4">POPULER</text:p>
      <text:p text:style-name="P2"><text:span text:style-name="T2">Probl</text:span><text:span text:style-name="T3">em</text:span></text:p>
      <text:p text:style-name="P14"><text:tab/><text:span text:style-name="T16">Senior computer engineering students of a certain university, choose 5 technical electives. Students have diverse interests.</text:span></text:p>
      <text:p text:style-name="P2"><text:span text:style-name="T6"><text:tab/></text:span><text:span text:style-name="T10">The management of the university are not comfortable with this situation. When people have diverse interest, university needs more instructors, in turn, university pays more.</text:span></text:p>
      <text:p text:style-name="P2"><text:span text:style-name="T10"><text:tab/>So, they start a “Conformity Price”. </text:span><text:span text:style-name="T11">This is a price given to the students that chooses most popular course combinations.</text:span></text:p>
      <text:p text:style-name="P2"><text:span text:style-name="T11"><text:tab/></text:span><text:span text:style-name="T12">What you are asked is finding the number of students who gets the conformity price when the course selections of the students are given.</text:span></text:p>
      <text:p text:style-name="P2"><text:span text:style-name="T12"/></text:p>
      <text:p text:style-name="P7">Input</text:p>
      <text:p text:style-name="P13"><text:tab/><text:span text:style-name="T17">Input will contain several cases.</text:span></text:p>
      <text:p text:style-name="P13"><text:tab/><text:span text:style-name="T18">The first line of each case denotes the number of students.(N)</text:span></text:p>
      <text:p text:style-name="P13"><text:tab/><text:span text:style-name="T19">In the next N line 5 integers are given with space in between. They denote the codes of the courses that the particular student has chosen. Course codes are integers between [100, 499].</text:span></text:p>
      <text:p text:style-name="P13"><text:tab/><text:span text:style-name="T20">The end of the input is signalled by N=0.</text:span></text:p>
      <text:p text:style-name="P13"><text:tab/><text:span text:style-name="T21">1 &lt;= N &lt;= 10000</text:span></text:p>
      <text:p text:style-name="P2"/>
      <text:p text:style-name="P7">Output</text:p>
      <text:p text:style-name="P14"><text:tab/><text:span text:style-name="T22">For each case, print the number of students who gets the conformity price.</text:span></text:p>
      <text:p text:style-name="P2"><text:span text:style-name="T6"><text:tab/></text:span><text:span text:style-name="T13">If there exists more than one course combination with same popularity, output the sum of the students who take any one of them.</text:span></text:p>
      <text:p text:style-name="P2"/>
      <text:p text:style-name="P11"><text:span text:style-name="T24">Sample</text:span> Input</text:p>
      <text:p text:style-name="P5">5</text:p>
      <text:p text:style-name="P5">100 200 300 400 123</text:p>
      <text:p text:style-name="P5">125 300 100 200 500</text:p>
      <text:p text:style-name="P5">200 100 300 123 400</text:p>
      <text:p text:style-name="P5">100 200 300 400 321</text:p>
      <text:p text:style-name="P5">321 400 300 156 100</text:p>
      <text:p text:style-name="P5">3</text:p>
      <text:p text:style-name="P5">100 200 300 400 499</text:p>
      <text:p text:style-name="P5">101 201 301 401 499</text:p>
      <text:p text:style-name="P5">102 202 302 401 499</text:p>
      <text:p text:style-name="P5">0</text:p>
      <text:p text:style-name="P5"/>
      <text:p text:style-name="P11"><text:span text:style-name="T25">Sample</text:span> Output</text:p>
      <text:p text:style-name="P6">2</text:p>
      <text:p text:style-name="P6">3</text:p>
      <text:p text:style-name="P6"/>
      <text:p text:style-name="P8">Time Limit</text:p>
      <text:p text:style-name="P3">C/C++/<text:span text:style-name="T1">Java</text:span>: <text:span text:style-name="T4">1 saniye, Python: 2 saniye</text:span></text:p>
      <text:p text:style-name="P9">NOT<text:span text:style-name="T26">E</text:span>:<text:span text:style-name="T6"> </text:span><text:span text:style-name="T14">The price is given for the popularity of course combinations. They are NOT given for the popularity of individual courses.</text:span><text:span text:style-name="T7"> </text:span><text:span text:style-name="T15">For example</text:span><text:span text:style-name="T9"> </text:span><text:span text:style-name="T15">in the first case </text:span><text:span text:style-name="T9">“100 200 300 400 123” </text:span><text:span text:style-name="T15">combination appears twice, hence the answer is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9T23:45:19.449777001</dc:date>
    <meta:editing-duration>PT2H23M19S</meta:editing-duration>
    <meta:editing-cycles>139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290" meta:character-count="1619" meta:non-whitespace-character-count="1352"/>
  </office:meta>
</office:document-meta>
</file>